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566000000000001" table:style-name="ce1">
            <text:p>0.17566</text:p>
          </table:table-cell>
          <table:table-cell office:value-type="float" office:value="7.0351999999999998E-2" table:style-name="ce1">
            <text:p>0.070352</text:p>
          </table:table-cell>
          <table:table-cell table:style-name="ce1"/>
          <table:table-cell office:value-type="string" table:style-name="ce1">
            <text:p>original</text:p>
          </table:table-cell>
          <table:table-cell table:style-name="ce1">
            <draw:frame draw:z-index="1" draw:id="id0" draw:style-name="a0" draw:name="Chart 1" svg:x="0.05597in" svg:y="0.07462in" svg:width="5.02612in" svg:height="1.6268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float" office:value="0.30901200000000001" table:style-name="ce1">
            <text:p>0.309012</text:p>
          </table:table-cell>
          <table:table-cell office:value-type="float" office:value="4.2196999999999998E-2" table:style-name="ce1">
            <text:p>0.042197</text:p>
          </table:table-cell>
          <table:table-cell office:value-type="float" office:value="0.59155899999999995" table:style-name="ce1">
            <text:p>0.591559</text:p>
          </table:table-cell>
          <table:table-cell office:value-type="float" office:value="0.29104200000000002" table:style-name="ce1">
            <text:p>0.291042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4.2196999999999998E-2" table:style-name="ce1">
            <text:p>0.042197</text:p>
          </table:table-cell>
          <table:table-cell office:value-type="float" office:value="2" table:style-name="ce1">
            <text:p>2</text:p>
          </table:table-cell>
          <table:table-cell office:value-type="float" office:value="4.2196999999999998E-2" table:style-name="ce1">
            <text:p>0.042197</text:p>
          </table:table-cell>
          <table:table-cell table:number-columns-repeated="16364"/>
        </table:table-row>
        <table:table-row table:style-name="ro1">
          <table:table-cell office:value-type="float" office:value="0.58777599999999997" table:style-name="ce1">
            <text:p>0.587776</text:p>
          </table:table-cell>
          <table:table-cell office:value-type="float" office:value="0.14573800000000001" table:style-name="ce1">
            <text:p>0.145738</text:p>
          </table:table-cell>
          <table:table-cell office:value-type="float" office:value="0.94051799999999997" table:style-name="ce1">
            <text:p>0.940518</text:p>
          </table:table-cell>
          <table:table-cell office:value-type="float" office:value="0.49663200000000002" table:style-name="ce1">
            <text:p>0.496632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0.14573800000000001" table:style-name="ce1">
            <text:p>0.145738</text:p>
          </table:table-cell>
          <table:table-cell office:value-type="float" office:value="3" table:style-name="ce1">
            <text:p>3</text:p>
          </table:table-cell>
          <table:table-cell office:value-type="float" office:value="0.14573800000000001" table:style-name="ce1">
            <text:p>0.145738</text:p>
          </table:table-cell>
          <table:table-cell table:number-columns-repeated="16364"/>
        </table:table-row>
        <table:table-row table:style-name="ro1">
          <table:table-cell office:value-type="float" office:value="0.80900700000000003" table:style-name="ce1">
            <text:p>0.809007</text:p>
          </table:table-cell>
          <table:table-cell office:value-type="float" office:value="0.25406899999999999" table:style-name="ce1">
            <text:p>0.254069</text:p>
          </table:table-cell>
          <table:table-cell office:value-type="float" office:value="0.84259099999999998" table:style-name="ce1">
            <text:p>0.842591</text:p>
          </table:table-cell>
          <table:table-cell office:value-type="float" office:value="0.70541699999999996" table:style-name="ce1">
            <text:p>0.705417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0.25406899999999999" table:style-name="ce1">
            <text:p>0.254069</text:p>
          </table:table-cell>
          <table:table-cell office:value-type="float" office:value="4" table:style-name="ce1">
            <text:p>4</text:p>
          </table:table-cell>
          <table:table-cell office:value-type="float" office:value="0.25406899999999999" table:style-name="ce1">
            <text:p>0.254069</text:p>
          </table:table-cell>
          <table:table-cell table:number-columns-repeated="16364"/>
        </table:table-row>
        <table:table-row table:style-name="ro1">
          <table:table-cell office:value-type="float" office:value="0.95104999999999995" table:style-name="ce1">
            <text:p>0.95105</text:p>
          </table:table-cell>
          <table:table-cell office:value-type="float" office:value="0.30801699999999999" table:style-name="ce1">
            <text:p>0.308017</text:p>
          </table:table-cell>
          <table:table-cell office:value-type="float" office:value="0.33979199999999998" table:style-name="ce1">
            <text:p>0.339792</text:p>
          </table:table-cell>
          <table:table-cell office:value-type="float" office:value="0.86936500000000005" table:style-name="ce1">
            <text:p>0.869365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0.30801699999999999" table:style-name="ce1">
            <text:p>0.308017</text:p>
          </table:table-cell>
          <table:table-cell office:value-type="float" office:value="5" table:style-name="ce1">
            <text:p>5</text:p>
          </table:table-cell>
          <table:table-cell office:value-type="float" office:value="0.30801699999999999" table:style-name="ce1">
            <text:p>0.308017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33688499999999999" table:style-name="ce1">
            <text:p>0.336885</text:p>
          </table:table-cell>
          <table:table-cell office:value-type="float" office:value="-0.33969199999999999" table:style-name="ce1">
            <text:p>-0.339692</text:p>
          </table:table-cell>
          <table:table-cell office:value-type="float" office:value="0.95812600000000003" table:style-name="ce1">
            <text:p>0.958126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0.33688499999999999" table:style-name="ce1">
            <text:p>0.336885</text:p>
          </table:table-cell>
          <table:table-cell office:value-type="float" office:value="6" table:style-name="ce1">
            <text:p>6</text:p>
          </table:table-cell>
          <table:table-cell office:value-type="float" office:value="0.33688499999999999" table:style-name="ce1">
            <text:p>0.336885</text:p>
          </table:table-cell>
          <table:table-cell table:number-columns-repeated="16364"/>
        </table:table-row>
        <table:table-row table:style-name="ro1">
          <table:table-cell office:value-type="float" office:value="0.951067" table:style-name="ce1">
            <text:p>0.951067</text:p>
          </table:table-cell>
          <table:table-cell office:value-type="float" office:value="0.42476799999999998" table:style-name="ce1">
            <text:p>0.424768</text:p>
          </table:table-cell>
          <table:table-cell office:value-type="float" office:value="-0.84253999999999996" table:style-name="ce1">
            <text:p>-0.84254</text:p>
          </table:table-cell>
          <table:table-cell office:value-type="float" office:value="0.97311700000000001" table:style-name="ce1">
            <text:p>0.97311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0.42476799999999998" table:style-name="ce1">
            <text:p>0.424768</text:p>
          </table:table-cell>
          <table:table-cell office:value-type="float" office:value="7" table:style-name="ce1">
            <text:p>7</text:p>
          </table:table-cell>
          <table:table-cell office:value-type="float" office:value="0.42476799999999998" table:style-name="ce1">
            <text:p>0.424768</text:p>
          </table:table-cell>
          <table:table-cell table:number-columns-repeated="16364"/>
        </table:table-row>
        <table:table-row table:style-name="ro1">
          <table:table-cell office:value-type="float" office:value="0.80903999999999998" table:style-name="ce1">
            <text:p>0.80904</text:p>
          </table:table-cell>
          <table:table-cell office:value-type="float" office:value="0.52555600000000002" table:style-name="ce1">
            <text:p>0.525556</text:p>
          </table:table-cell>
          <table:table-cell office:value-type="float" office:value="-0.94053399999999998" table:style-name="ce1">
            <text:p>-0.940534</text:p>
          </table:table-cell>
          <table:table-cell office:value-type="float" office:value="0.94753699999999996" table:style-name="ce1">
            <text:p>0.947537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0.52555600000000002" table:style-name="ce1">
            <text:p>0.525556</text:p>
          </table:table-cell>
          <table:table-cell office:value-type="float" office:value="8" table:style-name="ce1">
            <text:p>8</text:p>
          </table:table-cell>
          <table:table-cell office:value-type="float" office:value="0.52555600000000002" table:style-name="ce1">
            <text:p>0.525556</text:p>
          </table:table-cell>
          <table:table-cell table:number-columns-repeated="16364"/>
        </table:table-row>
        <table:table-row table:style-name="ro1">
          <table:table-cell office:value-type="float" office:value="0.58782100000000004" table:style-name="ce1">
            <text:p>0.587821</text:p>
          </table:table-cell>
          <table:table-cell office:value-type="float" office:value="0.58419699999999997" table:style-name="ce1">
            <text:p>0.584197</text:p>
          </table:table-cell>
          <table:table-cell office:value-type="float" office:value="-0.59164099999999997" table:style-name="ce1">
            <text:p>-0.591641</text:p>
          </table:table-cell>
          <table:table-cell office:value-type="float" office:value="0.79058300000000004" table:style-name="ce1">
            <text:p>0.790583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0.58419699999999997" table:style-name="ce1">
            <text:p>0.584197</text:p>
          </table:table-cell>
          <table:table-cell office:value-type="float" office:value="9" table:style-name="ce1">
            <text:p>9</text:p>
          </table:table-cell>
          <table:table-cell office:value-type="float" office:value="0.58419699999999997" table:style-name="ce1">
            <text:p>0.584197</text:p>
          </table:table-cell>
          <table:table-cell table:number-columns-repeated="16364"/>
        </table:table-row>
        <table:table-row table:style-name="ro1">
          <table:table-cell office:value-type="float" office:value="0.30906499999999998" table:style-name="ce1">
            <text:p>0.309065</text:p>
          </table:table-cell>
          <table:table-cell office:value-type="float" office:value="0.60294700000000001" table:style-name="ce1">
            <text:p>0.602947</text:p>
          </table:table-cell>
          <table:table-cell office:value-type="float" office:value="-0.17576800000000001" table:style-name="ce1">
            <text:p>-0.175768</text:p>
          </table:table-cell>
          <table:table-cell office:value-type="float" office:value="0.57477999999999996" table:style-name="ce1">
            <text:p>0.57478</text:p>
          </table:table-cell>
          <table:table-cell table:number-columns-repeated="2" table:style-name="ce1"/>
          <table:table-cell table:style-name="ce1">
            <draw:frame draw:z-index="2" draw:id="id1" draw:style-name="a1" draw:name="Chart 2" svg:x="0.06343in" svg:y="0.0597in" svg:width="5.02612in" svg:height="1.5895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0.60294700000000001" table:style-name="ce1">
            <text:p>0.602947</text:p>
          </table:table-cell>
          <table:table-cell office:value-type="float" office:value="10" table:style-name="ce1">
            <text:p>10</text:p>
          </table:table-cell>
          <table:table-cell office:value-type="float" office:value="0.65422899999999995" table:style-name="ce1">
            <text:p>0.654229</text:p>
          </table:table-cell>
          <table:table-cell table:number-columns-repeated="16364"/>
        </table:table-row>
        <table:table-row table:style-name="ro1">
          <table:table-cell office:value-type="float" office:value="5.5999999999999999E-5" table:style-name="ce1">
            <text:p>0.000056</text:p>
          </table:table-cell>
          <table:table-cell office:value-type="float" office:value="0.66740999999999995" table:style-name="ce1">
            <text:p>0.66741</text:p>
          </table:table-cell>
          <table:table-cell table:style-name="ce1"/>
          <table:table-cell office:value-type="float" office:value="0.38499299999999997" table:style-name="ce1">
            <text:p>0.384993</text:p>
          </table:table-cell>
          <table:table-cell table:style-name="ce1"/>
          <table:table-cell office:value-type="string" table:style-name="ce1">
            <text:p>upscaled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0.66740999999999995" table:style-name="ce1">
            <text:p>0.66741</text:p>
          </table:table-cell>
          <table:table-cell office:value-type="float" office:value="11" table:style-name="ce1">
            <text:p>11</text:p>
          </table:table-cell>
          <table:table-cell office:value-type="float" office:value="0.704129" table:style-name="ce1">
            <text:p>0.704129</text:p>
          </table:table-cell>
          <table:table-cell table:number-columns-repeated="16364"/>
        </table:table-row>
        <table:table-row table:style-name="ro1">
          <table:table-cell office:value-type="float" office:value="-0.30895899999999998" table:style-name="ce1">
            <text:p>-0.308959</text:p>
          </table:table-cell>
          <table:table-cell office:value-type="float" office:value="0.74879700000000005" table:style-name="ce1">
            <text:p>0.748797</text:p>
          </table:table-cell>
          <table:table-cell table:style-name="ce1"/>
          <table:table-cell office:value-type="float" office:value="0.14848600000000001" table:style-name="ce1">
            <text:p>0.148486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0.74879700000000005" table:style-name="ce1">
            <text:p>0.748797</text:p>
          </table:table-cell>
          <table:table-cell office:value-type="float" office:value="12" table:style-name="ce1">
            <text:p>12</text:p>
          </table:table-cell>
          <table:table-cell office:value-type="float" office:value="0.73284300000000002" table:style-name="ce1">
            <text:p>0.732843</text:p>
          </table:table-cell>
          <table:table-cell table:number-columns-repeated="16364"/>
        </table:table-row>
        <table:table-row table:style-name="ro1">
          <table:table-cell office:value-type="float" office:value="-0.587731" table:style-name="ce1">
            <text:p>-0.587731</text:p>
          </table:table-cell>
          <table:table-cell office:value-type="float" office:value="0.802651" table:style-name="ce1">
            <text:p>0.802651</text:p>
          </table:table-cell>
          <table:table-cell table:style-name="ce1"/>
          <table:table-cell office:value-type="float" office:value="-0.14837800000000001" table:style-name="ce1">
            <text:p>-0.148378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0.802651" table:style-name="ce1">
            <text:p>0.802651</text:p>
          </table:table-cell>
          <table:table-cell office:value-type="float" office:value="13" table:style-name="ce1">
            <text:p>13</text:p>
          </table:table-cell>
          <table:table-cell office:value-type="float" office:value="0.77569699999999997" table:style-name="ce1">
            <text:p>0.775697</text:p>
          </table:table-cell>
          <table:table-cell table:number-columns-repeated="16364"/>
        </table:table-row>
        <table:table-row table:style-name="ro1">
          <table:table-cell office:value-type="float" office:value="-0.80897399999999997" table:style-name="ce1">
            <text:p>-0.808974</text:p>
          </table:table-cell>
          <table:table-cell office:value-type="float" office:value="0.81507499999999999" table:style-name="ce1">
            <text:p>0.815075</text:p>
          </table:table-cell>
          <table:table-cell table:style-name="ce1"/>
          <table:table-cell office:value-type="float" office:value="-0.38489400000000001" table:style-name="ce1">
            <text:p>-0.384894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0.81507499999999999" table:style-name="ce1">
            <text:p>0.815075</text:p>
          </table:table-cell>
          <table:table-cell office:value-type="float" office:value="14" table:style-name="ce1">
            <text:p>14</text:p>
          </table:table-cell>
          <table:table-cell office:value-type="float" office:value="0.84914900000000004" table:style-name="ce1">
            <text:p>0.849149</text:p>
          </table:table-cell>
          <table:table-cell table:number-columns-repeated="16364"/>
        </table:table-row>
        <table:table-row table:style-name="ro1">
          <table:table-cell office:value-type="float" office:value="-0.95103199999999999" table:style-name="ce1">
            <text:p>-0.951032</text:p>
          </table:table-cell>
          <table:table-cell office:value-type="float" office:value="0.85253999999999996" table:style-name="ce1">
            <text:p>0.85254</text:p>
          </table:table-cell>
          <table:table-cell table:style-name="ce1"/>
          <table:table-cell office:value-type="float" office:value="-0.57469199999999998" table:style-name="ce1">
            <text:p>-0.574692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0.85253999999999996" table:style-name="ce1">
            <text:p>0.85254</text:p>
          </table:table-cell>
          <table:table-cell office:value-type="float" office:value="15" table:style-name="ce1">
            <text:p>15</text:p>
          </table:table-cell>
          <table:table-cell office:value-type="float" office:value="0.89021399999999995" table:style-name="ce1">
            <text:p>0.890214</text:p>
          </table:table-cell>
          <table:table-cell table:number-columns-repeated="16364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90501900000000002" table:style-name="ce1">
            <text:p>0.905019</text:p>
          </table:table-cell>
          <table:table-cell table:style-name="ce1"/>
          <table:table-cell office:value-type="float" office:value="-0.790516" table:style-name="ce1">
            <text:p>-0.790516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0.90501900000000002" table:style-name="ce1">
            <text:p>0.905019</text:p>
          </table:table-cell>
          <table:table-cell office:value-type="float" office:value="16" table:style-name="ce1">
            <text:p>16</text:p>
          </table:table-cell>
          <table:table-cell office:value-type="float" office:value="0.90936700000000004" table:style-name="ce1">
            <text:p>0.909367</text:p>
          </table:table-cell>
          <table:table-cell table:number-columns-repeated="16364"/>
        </table:table-row>
        <table:table-row table:style-name="ro1">
          <table:table-cell office:value-type="float" office:value="-0.95108400000000004" table:style-name="ce1">
            <text:p>-0.951084</text:p>
          </table:table-cell>
          <table:table-cell office:value-type="float" office:value="0.94384900000000005" table:style-name="ce1">
            <text:p>0.943849</text:p>
          </table:table-cell>
          <table:table-cell table:style-name="ce1"/>
          <table:table-cell office:value-type="float" office:value="-0.94750599999999996" table:style-name="ce1">
            <text:p>-0.947506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0.94384900000000005" table:style-name="ce1">
            <text:p>0.943849</text:p>
          </table:table-cell>
          <table:table-cell office:value-type="float" office:value="17" table:style-name="ce1">
            <text:p>17</text:p>
          </table:table-cell>
          <table:table-cell office:value-type="float" office:value="0.92928999999999995" table:style-name="ce1">
            <text:p>0.92929</text:p>
          </table:table-cell>
          <table:table-cell table:number-columns-repeated="16364"/>
        </table:table-row>
        <table:table-row table:style-name="ro1">
          <table:table-cell office:value-type="float" office:value="-0.80907300000000004" table:style-name="ce1">
            <text:p>-0.809073</text:p>
          </table:table-cell>
          <table:table-cell office:value-type="float" office:value="0.95216299999999998" table:style-name="ce1">
            <text:p>0.952163</text:p>
          </table:table-cell>
          <table:table-cell table:style-name="ce1"/>
          <table:table-cell office:value-type="float" office:value="-0.97311400000000003" table:style-name="ce1">
            <text:p>-0.973114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0.95216299999999998" table:style-name="ce1">
            <text:p>0.952163</text:p>
          </table:table-cell>
          <table:table-cell office:value-type="float" office:value="18" table:style-name="ce1">
            <text:p>18</text:p>
          </table:table-cell>
          <table:table-cell office:value-type="float" office:value="0.96735700000000002" table:style-name="ce1">
            <text:p>0.967357</text:p>
          </table:table-cell>
          <table:table-cell table:number-columns-repeated="16364"/>
        </table:table-row>
        <table:table-row table:style-name="ro1">
          <table:table-cell office:value-type="float" office:value="-0.587866" table:style-name="ce1">
            <text:p>-0.587866</text:p>
          </table:table-cell>
          <table:table-cell office:value-type="float" office:value="0.96355599999999997" table:style-name="ce1">
            <text:p>0.963556</text:p>
          </table:table-cell>
          <table:table-cell table:style-name="ce1"/>
          <table:table-cell office:value-type="float" office:value="-0.95814699999999997" table:style-name="ce1">
            <text:p>-0.958147</text:p>
          </table:table-cell>
          <table:table-cell table:style-name="ce1"/>
          <table:table-cell office:value-type="string" table:style-name="ce1">
            <text:p>downscaled</text:p>
          </table:table-cell>
          <table:table-cell table:style-name="ce1">
            <draw:frame draw:z-index="3" draw:id="id2" draw:style-name="a2" draw:name="Chart 3" svg:x="0.08582in" svg:y="0.04477in" svg:width="5in" svg:height="1.5522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19" table:style-name="ce1">
            <text:p>19</text:p>
          </table:table-cell>
          <table:table-cell office:value-type="float" office:value="0.96355599999999997" table:style-name="ce1">
            <text:p>0.963556</text:p>
          </table:table-cell>
          <table:table-cell office:value-type="float" office:value="19" table:style-name="ce1">
            <text:p>19</text:p>
          </table:table-cell>
          <table:table-cell office:value-type="float" office:value="0.99229400000000001" table:style-name="ce1">
            <text:p>0.992294</text:p>
          </table:table-cell>
          <table:table-cell table:number-columns-repeated="16364"/>
        </table:table-row>
        <table:table-row table:style-name="ro1">
          <table:table-cell office:value-type="float" office:value="-0.309118" table:style-name="ce1">
            <text:p>-0.309118</text:p>
          </table:table-cell>
          <table:table-cell office:value-type="float" office:value="0.98148599999999997" table:style-name="ce1">
            <text:p>0.981486</text:p>
          </table:table-cell>
          <table:table-cell table:style-name="ce1"/>
          <table:table-cell office:value-type="float" office:value="-0.86941299999999999" table:style-name="ce1">
            <text:p>-0.869413</text:p>
          </table:table-cell>
          <table:table-cell table:number-columns-repeated="12" table:style-name="ce1"/>
          <table:table-cell office:value-type="float" office:value="20" table:style-name="ce1">
            <text:p>20</text:p>
          </table:table-cell>
          <table:table-cell office:value-type="float" office:value="0.98148599999999997" table:style-name="ce1">
            <text:p>0.981486</text:p>
          </table:table-cell>
          <table:table-cell office:value-type="float" office:value="20" table:style-name="ce1">
            <text:p>20</text:p>
          </table:table-cell>
          <table:table-cell office:value-type="float" office:value="1.000866" table:style-name="ce1">
            <text:p>1.000866</text:p>
          </table:table-cell>
          <table:table-cell table:number-columns-repeated="16364"/>
        </table:table-row>
        <table:table-row table:style-name="ro1">
          <table:table-cell office:value-type="float" office:value="-1.11E-4" table:style-name="ce1">
            <text:p>-0.000111</text:p>
          </table:table-cell>
          <table:table-cell office:value-type="float" office:value="0.99616000000000005" table:style-name="ce1">
            <text:p>0.99616</text:p>
          </table:table-cell>
          <table:table-cell table:style-name="ce1"/>
          <table:table-cell office:value-type="float" office:value="-0.70549200000000001" table:style-name="ce1">
            <text:p>-0.705492</text:p>
          </table:table-cell>
          <table:table-cell table:number-columns-repeated="12" table:style-name="ce1"/>
          <table:table-cell office:value-type="float" office:value="21" table:style-name="ce1">
            <text:p>21</text:p>
          </table:table-cell>
          <table:table-cell office:value-type="float" office:value="0.99616000000000005" table:style-name="ce1">
            <text:p>0.99616</text:p>
          </table:table-cell>
          <table:table-cell office:value-type="float" office:value="21" table:style-name="ce1">
            <text:p>21</text:p>
          </table:table-cell>
          <table:table-cell office:value-type="float" office:value="1.0008900000000001" table:style-name="ce1">
            <text:p>1.00089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99956299999999998" table:style-name="ce1">
            <text:p>0.999563</text:p>
          </table:table-cell>
          <table:table-cell table:style-name="ce1"/>
          <table:table-cell office:value-type="float" office:value="-0.49672300000000003" table:style-name="ce1">
            <text:p>-0.496723</text:p>
          </table:table-cell>
          <table:table-cell table:number-columns-repeated="12" table:style-name="ce1"/>
          <table:table-cell office:value-type="float" office:value="22" table:style-name="ce1">
            <text:p>22</text:p>
          </table:table-cell>
          <table:table-cell office:value-type="float" office:value="0.99956299999999998" table:style-name="ce1">
            <text:p>0.999563</text:p>
          </table:table-cell>
          <table:table-cell office:value-type="float" office:value="22" table:style-name="ce1">
            <text:p>22</text:p>
          </table:table-cell>
          <table:table-cell office:value-type="float" office:value="1.0001409999999999" table:style-name="ce1">
            <text:p>1.000141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98983900000000002" table:style-name="ce1">
            <text:p>0.989839</text:p>
          </table:table-cell>
          <table:table-cell table:style-name="ce1"/>
          <table:table-cell office:value-type="float" office:value="-0.29114600000000002" table:style-name="ce1">
            <text:p>-0.291146</text:p>
          </table:table-cell>
          <table:table-cell table:number-columns-repeated="12" table:style-name="ce1"/>
          <table:table-cell office:value-type="float" office:value="23" table:style-name="ce1">
            <text:p>23</text:p>
          </table:table-cell>
          <table:table-cell office:value-type="float" office:value="0.98983900000000002" table:style-name="ce1">
            <text:p>0.989839</text:p>
          </table:table-cell>
          <table:table-cell office:value-type="float" office:value="23" table:style-name="ce1">
            <text:p>23</text:p>
          </table:table-cell>
          <table:table-cell office:value-type="float" office:value="1.001465" table:style-name="ce1">
            <text:p>1.001465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972302" table:style-name="ce1">
            <text:p>0.972302</text:p>
          </table:table-cell>
          <table:table-cell table:style-name="ce1"/>
          <table:table-cell office:value-type="float" office:value="-7.0462999999999998E-2" table:style-name="ce1">
            <text:p>-0.070463</text:p>
          </table:table-cell>
          <table:table-cell table:number-columns-repeated="12" table:style-name="ce1"/>
          <table:table-cell office:value-type="float" office:value="24" table:style-name="ce1">
            <text:p>24</text:p>
          </table:table-cell>
          <table:table-cell office:value-type="float" office:value="0.972302" table:style-name="ce1">
            <text:p>0.972302</text:p>
          </table:table-cell>
          <table:table-cell office:value-type="float" office:value="24" table:style-name="ce1">
            <text:p>24</text:p>
          </table:table-cell>
          <table:table-cell office:value-type="float" office:value="0.99814700000000001" table:style-name="ce1">
            <text:p>0.998147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95652899999999996" table:style-name="ce1">
            <text:p>0.956529</text:p>
          </table:table-cell>
          <table:table-cell table:number-columns-repeated="14" table:style-name="ce1"/>
          <table:table-cell office:value-type="float" office:value="25" table:style-name="ce1">
            <text:p>25</text:p>
          </table:table-cell>
          <table:table-cell office:value-type="float" office:value="0.95652899999999996" table:style-name="ce1">
            <text:p>0.956529</text:p>
          </table:table-cell>
          <table:table-cell office:value-type="float" office:value="25" table:style-name="ce1">
            <text:p>25</text:p>
          </table:table-cell>
          <table:table-cell office:value-type="float" office:value="0.98237200000000002" table:style-name="ce1">
            <text:p>0.98237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95086300000000001" table:style-name="ce1">
            <text:p>0.950863</text:p>
          </table:table-cell>
          <table:table-cell table:number-columns-repeated="14" table:style-name="ce1"/>
          <table:table-cell office:value-type="float" office:value="26" table:style-name="ce1">
            <text:p>26</text:p>
          </table:table-cell>
          <table:table-cell office:value-type="float" office:value="0.95086300000000001" table:style-name="ce1">
            <text:p>0.950863</text:p>
          </table:table-cell>
          <table:table-cell office:value-type="float" office:value="26" table:style-name="ce1">
            <text:p>26</text:p>
          </table:table-cell>
          <table:table-cell office:value-type="float" office:value="0.94664700000000002" table:style-name="ce1">
            <text:p>0.946647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92783599999999999" table:style-name="ce1">
            <text:p>0.927836</text:p>
          </table:table-cell>
          <table:table-cell table:number-columns-repeated="14" table:style-name="ce1"/>
          <table:table-cell office:value-type="float" office:value="27" table:style-name="ce1">
            <text:p>27</text:p>
          </table:table-cell>
          <table:table-cell office:value-type="float" office:value="0.92783599999999999" table:style-name="ce1">
            <text:p>0.927836</text:p>
          </table:table-cell>
          <table:table-cell office:value-type="float" office:value="27" table:style-name="ce1">
            <text:p>27</text:p>
          </table:table-cell>
          <table:table-cell office:value-type="float" office:value="0.91783800000000004" table:style-name="ce1">
            <text:p>0.917838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87870999999999999" table:style-name="ce1">
            <text:p>0.87871</text:p>
          </table:table-cell>
          <table:table-cell table:number-columns-repeated="3" table:style-name="ce1"/>
          <table:table-cell office:value-type="string" table:style-name="ce1">
            <text:p>21 -&gt; 18</text:p>
          </table:table-cell>
          <table:table-cell table:style-name="ce1">
            <draw:frame draw:z-index="4" draw:id="id3" draw:style-name="a3" draw:name="Chart 4" svg:x="0.13059in" svg:y="0.04477in" svg:width="5in" svg:height="1.6791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28" table:style-name="ce1">
            <text:p>28</text:p>
          </table:table-cell>
          <table:table-cell office:value-type="float" office:value="0.87870999999999999" table:style-name="ce1">
            <text:p>0.87871</text:p>
          </table:table-cell>
          <table:table-cell office:value-type="float" office:value="28" table:style-name="ce1">
            <text:p>28</text:p>
          </table:table-cell>
          <table:table-cell office:value-type="float" office:value="0.90113699999999997" table:style-name="ce1">
            <text:p>0.901137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83031699999999997" table:style-name="ce1">
            <text:p>0.830317</text:p>
          </table:table-cell>
          <table:table-cell table:number-columns-repeated="3" table:style-name="ce1"/>
          <table:table-cell office:value-type="string" table:style-name="ce1">
            <text:p>18 -&gt; 24</text:p>
          </table:table-cell>
          <table:table-cell table:number-columns-repeated="10" table:style-name="ce1"/>
          <table:table-cell office:value-type="float" office:value="29" table:style-name="ce1">
            <text:p>29</text:p>
          </table:table-cell>
          <table:table-cell office:value-type="float" office:value="0.83031699999999997" table:style-name="ce1">
            <text:p>0.830317</text:p>
          </table:table-cell>
          <table:table-cell office:value-type="float" office:value="29" table:style-name="ce1">
            <text:p>29</text:p>
          </table:table-cell>
          <table:table-cell office:value-type="float" office:value="0.87386600000000003" table:style-name="ce1">
            <text:p>0.873866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809091" table:style-name="ce1">
            <text:p>0.809091</text:p>
          </table:table-cell>
          <table:table-cell table:number-columns-repeated="14" table:style-name="ce1"/>
          <table:table-cell office:value-type="float" office:value="30" table:style-name="ce1">
            <text:p>30</text:p>
          </table:table-cell>
          <table:table-cell office:value-type="float" office:value="0.809091" table:style-name="ce1">
            <text:p>0.809091</text:p>
          </table:table-cell>
          <table:table-cell office:value-type="float" office:value="30" table:style-name="ce1">
            <text:p>30</text:p>
          </table:table-cell>
          <table:table-cell office:value-type="float" office:value="0.81334600000000001" table:style-name="ce1">
            <text:p>0.813346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78164900000000004" table:style-name="ce1">
            <text:p>0.781649</text:p>
          </table:table-cell>
          <table:table-cell table:number-columns-repeated="14" table:style-name="ce1"/>
          <table:table-cell office:value-type="float" office:value="31" table:style-name="ce1">
            <text:p>31</text:p>
          </table:table-cell>
          <table:table-cell office:value-type="float" office:value="0.78164900000000004" table:style-name="ce1">
            <text:p>0.781649</text:p>
          </table:table-cell>
          <table:table-cell office:value-type="float" office:value="31" table:style-name="ce1">
            <text:p>31</text:p>
          </table:table-cell>
          <table:table-cell office:value-type="float" office:value="0.750332" table:style-name="ce1">
            <text:p>0.75033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70888200000000001" table:style-name="ce1">
            <text:p>0.708882</text:p>
          </table:table-cell>
          <table:table-cell table:number-columns-repeated="14" table:style-name="ce1"/>
          <table:table-cell office:value-type="float" office:value="32" table:style-name="ce1">
            <text:p>32</text:p>
          </table:table-cell>
          <table:table-cell office:value-type="float" office:value="0.70888200000000001" table:style-name="ce1">
            <text:p>0.708882</text:p>
          </table:table-cell>
          <table:table-cell office:value-type="float" office:value="32" table:style-name="ce1">
            <text:p>32</text:p>
          </table:table-cell>
          <table:table-cell office:value-type="float" office:value="0.71896599999999999" table:style-name="ce1">
            <text:p>0.71896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3040600000000002" table:style-name="ce1">
            <text:p>0.630406</text:p>
          </table:table-cell>
          <table:table-cell table:number-columns-repeated="14" table:style-name="ce1"/>
          <table:table-cell office:value-type="float" office:value="33" table:style-name="ce1">
            <text:p>33</text:p>
          </table:table-cell>
          <table:table-cell office:value-type="float" office:value="0.63040600000000002" table:style-name="ce1">
            <text:p>0.630406</text:p>
          </table:table-cell>
          <table:table-cell office:value-type="float" office:value="33" table:style-name="ce1">
            <text:p>33</text:p>
          </table:table-cell>
          <table:table-cell office:value-type="float" office:value="0.68407600000000002" table:style-name="ce1">
            <text:p>0.68407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8908700000000003" table:style-name="ce1">
            <text:p>0.589087</text:p>
          </table:table-cell>
          <table:table-cell table:number-columns-repeated="14" table:style-name="ce1"/>
          <table:table-cell office:value-type="float" office:value="34" table:style-name="ce1">
            <text:p>34</text:p>
          </table:table-cell>
          <table:table-cell office:value-type="float" office:value="0.58908700000000003" table:style-name="ce1">
            <text:p>0.589087</text:p>
          </table:table-cell>
          <table:table-cell office:value-type="float" office:value="34" table:style-name="ce1">
            <text:p>34</text:p>
          </table:table-cell>
          <table:table-cell office:value-type="float" office:value="0.61033899999999996" table:style-name="ce1">
            <text:p>0.61033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6303400000000003" table:style-name="ce1">
            <text:p>0.563034</text:p>
          </table:table-cell>
          <table:table-cell table:number-columns-repeated="14" table:style-name="ce1"/>
          <table:table-cell office:value-type="float" office:value="35" table:style-name="ce1">
            <text:p>35</text:p>
          </table:table-cell>
          <table:table-cell office:value-type="float" office:value="0.56303400000000003" table:style-name="ce1">
            <text:p>0.563034</text:p>
          </table:table-cell>
          <table:table-cell office:value-type="float" office:value="35" table:style-name="ce1">
            <text:p>35</text:p>
          </table:table-cell>
          <table:table-cell office:value-type="float" office:value="0.515567" table:style-name="ce1">
            <text:p>0.51556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7724899999999998" table:style-name="ce1">
            <text:p>0.477249</text:p>
          </table:table-cell>
          <table:table-cell table:number-columns-repeated="14" table:style-name="ce1"/>
          <table:table-cell office:value-type="float" office:value="36" table:style-name="ce1">
            <text:p>36</text:p>
          </table:table-cell>
          <table:table-cell office:value-type="float" office:value="0.47724899999999998" table:style-name="ce1">
            <text:p>0.477249</text:p>
          </table:table-cell>
          <table:table-cell office:value-type="float" office:value="36" table:style-name="ce1">
            <text:p>36</text:p>
          </table:table-cell>
          <table:table-cell office:value-type="float" office:value="0.46906599999999998" table:style-name="ce1">
            <text:p>0.46906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37573099999999998" table:style-name="ce1">
            <text:p>0.375731</text:p>
          </table:table-cell>
          <table:table-cell table:number-columns-repeated="14" table:style-name="ce1"/>
          <table:table-cell office:value-type="float" office:value="37" table:style-name="ce1">
            <text:p>37</text:p>
          </table:table-cell>
          <table:table-cell office:value-type="float" office:value="0.37573099999999998" table:style-name="ce1">
            <text:p>0.375731</text:p>
          </table:table-cell>
          <table:table-cell office:value-type="float" office:value="37" table:style-name="ce1">
            <text:p>37</text:p>
          </table:table-cell>
          <table:table-cell office:value-type="float" office:value="0.42970900000000001" table:style-name="ce1">
            <text:p>0.42970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31392799999999998" table:style-name="ce1">
            <text:p>0.313928</text:p>
          </table:table-cell>
          <table:table-cell table:number-columns-repeated="14" table:style-name="ce1"/>
          <table:table-cell office:value-type="float" office:value="38" table:style-name="ce1">
            <text:p>38</text:p>
          </table:table-cell>
          <table:table-cell office:value-type="float" office:value="0.31392799999999998" table:style-name="ce1">
            <text:p>0.313928</text:p>
          </table:table-cell>
          <table:table-cell office:value-type="float" office:value="38" table:style-name="ce1">
            <text:p>38</text:p>
          </table:table-cell>
          <table:table-cell office:value-type="float" office:value="0.35298400000000002" table:style-name="ce1">
            <text:p>0.35298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29073500000000002" table:style-name="ce1">
            <text:p>0.290735</text:p>
          </table:table-cell>
          <table:table-cell table:number-columns-repeated="14" table:style-name="ce1"/>
          <table:table-cell office:value-type="float" office:value="39" table:style-name="ce1">
            <text:p>39</text:p>
          </table:table-cell>
          <table:table-cell office:value-type="float" office:value="0.29073500000000002" table:style-name="ce1">
            <text:p>0.290735</text:p>
          </table:table-cell>
          <table:table-cell office:value-type="float" office:value="39" table:style-name="ce1">
            <text:p>39</text:p>
          </table:table-cell>
          <table:table-cell office:value-type="float" office:value="0.23600399999999999" table:style-name="ce1">
            <text:p>0.23600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20341600000000001" table:style-name="ce1">
            <text:p>0.203416</text:p>
          </table:table-cell>
          <table:table-cell table:number-columns-repeated="14" table:style-name="ce1"/>
          <table:table-cell office:value-type="float" office:value="40" table:style-name="ce1">
            <text:p>40</text:p>
          </table:table-cell>
          <table:table-cell office:value-type="float" office:value="0.20341600000000001" table:style-name="ce1">
            <text:p>0.203416</text:p>
          </table:table-cell>
          <table:table-cell office:value-type="float" office:value="40" table:style-name="ce1">
            <text:p>40</text:p>
          </table:table-cell>
          <table:table-cell office:value-type="float" office:value="0.17541200000000001" table:style-name="ce1">
            <text:p>0.17541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8.9411000000000004E-2" table:style-name="ce1">
            <text:p>0.089411</text:p>
          </table:table-cell>
          <table:table-cell table:number-columns-repeated="14" table:style-name="ce1"/>
          <table:table-cell office:value-type="float" office:value="41" table:style-name="ce1">
            <text:p>41</text:p>
          </table:table-cell>
          <table:table-cell office:value-type="float" office:value="8.9411000000000004E-2" table:style-name="ce1">
            <text:p>0.089411</text:p>
          </table:table-cell>
          <table:table-cell office:value-type="float" office:value="41" table:style-name="ce1">
            <text:p>41</text:p>
          </table:table-cell>
          <table:table-cell office:value-type="float" office:value="0.13403399999999999" table:style-name="ce1">
            <text:p>0.13403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1.0992E-2" table:style-name="ce1">
            <text:p>0.010992</text:p>
          </table:table-cell>
          <table:table-cell table:number-columns-repeated="14" table:style-name="ce1"/>
          <table:table-cell office:value-type="float" office:value="42" table:style-name="ce1">
            <text:p>42</text:p>
          </table:table-cell>
          <table:table-cell office:value-type="float" office:value="1.0992E-2" table:style-name="ce1">
            <text:p>0.010992</text:p>
          </table:table-cell>
          <table:table-cell office:value-type="float" office:value="42" table:style-name="ce1">
            <text:p>42</text:p>
          </table:table-cell>
          <table:table-cell office:value-type="float" office:value="6.2526999999999999E-2" table:style-name="ce1">
            <text:p>0.06252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1.0881E-2" table:style-name="ce1">
            <text:p>-0.010881</text:p>
          </table:table-cell>
          <table:table-cell table:number-columns-repeated="14" table:style-name="ce1"/>
          <table:table-cell office:value-type="float" office:value="43" table:style-name="ce1">
            <text:p>43</text:p>
          </table:table-cell>
          <table:table-cell office:value-type="float" office:value="-1.0881E-2" table:style-name="ce1">
            <text:p>-0.010881</text:p>
          </table:table-cell>
          <table:table-cell office:value-type="float" office:value="43" table:style-name="ce1">
            <text:p>43</text:p>
          </table:table-cell>
          <table:table-cell office:value-type="float" office:value="-6.2414999999999998E-2" table:style-name="ce1">
            <text:p>-0.06241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8.9301000000000005E-2" table:style-name="ce1">
            <text:p>-0.089301</text:p>
          </table:table-cell>
          <table:table-cell table:number-columns-repeated="14" table:style-name="ce1"/>
          <table:table-cell office:value-type="float" office:value="44" table:style-name="ce1">
            <text:p>44</text:p>
          </table:table-cell>
          <table:table-cell office:value-type="float" office:value="-8.9301000000000005E-2" table:style-name="ce1">
            <text:p>-0.089301</text:p>
          </table:table-cell>
          <table:table-cell office:value-type="float" office:value="44" table:style-name="ce1">
            <text:p>44</text:p>
          </table:table-cell>
          <table:table-cell office:value-type="float" office:value="-0.13392200000000001" table:style-name="ce1">
            <text:p>-0.13392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20330799999999999" table:style-name="ce1">
            <text:p>-0.203308</text:p>
          </table:table-cell>
          <table:table-cell table:number-columns-repeated="14" table:style-name="ce1"/>
          <table:table-cell office:value-type="float" office:value="45" table:style-name="ce1">
            <text:p>45</text:p>
          </table:table-cell>
          <table:table-cell office:value-type="float" office:value="-0.20330799999999999" table:style-name="ce1">
            <text:p>-0.203308</text:p>
          </table:table-cell>
          <table:table-cell office:value-type="float" office:value="45" table:style-name="ce1">
            <text:p>45</text:p>
          </table:table-cell>
          <table:table-cell office:value-type="float" office:value="-0.17530100000000001" table:style-name="ce1">
            <text:p>-0.17530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290628" table:style-name="ce1">
            <text:p>-0.290628</text:p>
          </table:table-cell>
          <table:table-cell table:number-columns-repeated="14" table:style-name="ce1"/>
          <table:table-cell office:value-type="float" office:value="46" table:style-name="ce1">
            <text:p>46</text:p>
          </table:table-cell>
          <table:table-cell office:value-type="float" office:value="-0.290628" table:style-name="ce1">
            <text:p>-0.290628</text:p>
          </table:table-cell>
          <table:table-cell office:value-type="float" office:value="46" table:style-name="ce1">
            <text:p>46</text:p>
          </table:table-cell>
          <table:table-cell office:value-type="float" office:value="-0.23589499999999999" table:style-name="ce1">
            <text:p>-0.23589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31382300000000002" table:style-name="ce1">
            <text:p>-0.313823</text:p>
          </table:table-cell>
          <table:table-cell table:number-columns-repeated="14" table:style-name="ce1"/>
          <table:table-cell office:value-type="float" office:value="47" table:style-name="ce1">
            <text:p>47</text:p>
          </table:table-cell>
          <table:table-cell office:value-type="float" office:value="-0.31382300000000002" table:style-name="ce1">
            <text:p>-0.313823</text:p>
          </table:table-cell>
          <table:table-cell office:value-type="float" office:value="47" table:style-name="ce1">
            <text:p>47</text:p>
          </table:table-cell>
          <table:table-cell office:value-type="float" office:value="-0.35288000000000003" table:style-name="ce1">
            <text:p>-0.3528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37562800000000002" table:style-name="ce1">
            <text:p>-0.375628</text:p>
          </table:table-cell>
          <table:table-cell table:number-columns-repeated="14" table:style-name="ce1"/>
          <table:table-cell office:value-type="float" office:value="48" table:style-name="ce1">
            <text:p>48</text:p>
          </table:table-cell>
          <table:table-cell office:value-type="float" office:value="-0.37562800000000002" table:style-name="ce1">
            <text:p>-0.375628</text:p>
          </table:table-cell>
          <table:table-cell office:value-type="float" office:value="48" table:style-name="ce1">
            <text:p>48</text:p>
          </table:table-cell>
          <table:table-cell office:value-type="float" office:value="-0.42960700000000002" table:style-name="ce1">
            <text:p>-0.42960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47715299999999999" table:style-name="ce1">
            <text:p>-0.477153</text:p>
          </table:table-cell>
          <table:table-cell table:number-columns-repeated="14" table:style-name="ce1"/>
          <table:table-cell office:value-type="float" office:value="49" table:style-name="ce1">
            <text:p>49</text:p>
          </table:table-cell>
          <table:table-cell office:value-type="float" office:value="-0.47715299999999999" table:style-name="ce1">
            <text:p>-0.477153</text:p>
          </table:table-cell>
          <table:table-cell office:value-type="float" office:value="49" table:style-name="ce1">
            <text:p>49</text:p>
          </table:table-cell>
          <table:table-cell office:value-type="float" office:value="-0.46896599999999999" table:style-name="ce1">
            <text:p>-0.46896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56294200000000005" table:style-name="ce1">
            <text:p>-0.562942</text:p>
          </table:table-cell>
          <table:table-cell table:number-columns-repeated="14" table:style-name="ce1"/>
          <table:table-cell office:value-type="float" office:value="50" table:style-name="ce1">
            <text:p>50</text:p>
          </table:table-cell>
          <table:table-cell office:value-type="float" office:value="-0.56294200000000005" table:style-name="ce1">
            <text:p>-0.562942</text:p>
          </table:table-cell>
          <table:table-cell office:value-type="float" office:value="50" table:style-name="ce1">
            <text:p>50</text:p>
          </table:table-cell>
          <table:table-cell office:value-type="float" office:value="-0.51546999999999998" table:style-name="ce1">
            <text:p>-0.5154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58899699999999999" table:style-name="ce1">
            <text:p>-0.588997</text:p>
          </table:table-cell>
          <table:table-cell table:number-columns-repeated="14" table:style-name="ce1"/>
          <table:table-cell office:value-type="float" office:value="51" table:style-name="ce1">
            <text:p>51</text:p>
          </table:table-cell>
          <table:table-cell office:value-type="float" office:value="-0.58899699999999999" table:style-name="ce1">
            <text:p>-0.588997</text:p>
          </table:table-cell>
          <table:table-cell office:value-type="float" office:value="51" table:style-name="ce1">
            <text:p>51</text:p>
          </table:table-cell>
          <table:table-cell office:value-type="float" office:value="-0.61025099999999999" table:style-name="ce1">
            <text:p>-0.61025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63032100000000002" table:style-name="ce1">
            <text:p>-0.630321</text:p>
          </table:table-cell>
          <table:table-cell table:number-columns-repeated="14" table:style-name="ce1"/>
          <table:table-cell office:value-type="float" office:value="52" table:style-name="ce1">
            <text:p>52</text:p>
          </table:table-cell>
          <table:table-cell office:value-type="float" office:value="-0.63032100000000002" table:style-name="ce1">
            <text:p>-0.630321</text:p>
          </table:table-cell>
          <table:table-cell office:value-type="float" office:value="52" table:style-name="ce1">
            <text:p>52</text:p>
          </table:table-cell>
          <table:table-cell office:value-type="float" office:value="-0.68399299999999996" table:style-name="ce1">
            <text:p>-0.683993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70880500000000002" table:style-name="ce1">
            <text:p>-0.708805</text:p>
          </table:table-cell>
          <table:table-cell table:number-columns-repeated="14" table:style-name="ce1"/>
          <table:table-cell office:value-type="float" office:value="53" table:style-name="ce1">
            <text:p>53</text:p>
          </table:table-cell>
          <table:table-cell office:value-type="float" office:value="-0.70880500000000002" table:style-name="ce1">
            <text:p>-0.708805</text:p>
          </table:table-cell>
          <table:table-cell office:value-type="float" office:value="53" table:style-name="ce1">
            <text:p>53</text:p>
          </table:table-cell>
          <table:table-cell office:value-type="float" office:value="-0.71888700000000005" table:style-name="ce1">
            <text:p>-0.71888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78158000000000005" table:style-name="ce1">
            <text:p>-0.78158</text:p>
          </table:table-cell>
          <table:table-cell table:number-columns-repeated="14" table:style-name="ce1"/>
          <table:table-cell office:value-type="float" office:value="54" table:style-name="ce1">
            <text:p>54</text:p>
          </table:table-cell>
          <table:table-cell office:value-type="float" office:value="-0.78158000000000005" table:style-name="ce1">
            <text:p>-0.78158</text:p>
          </table:table-cell>
          <table:table-cell office:value-type="float" office:value="54" table:style-name="ce1">
            <text:p>54</text:p>
          </table:table-cell>
          <table:table-cell office:value-type="float" office:value="-0.75025799999999998" table:style-name="ce1">
            <text:p>-0.75025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0902499999999999" table:style-name="ce1">
            <text:p>-0.809025</text:p>
          </table:table-cell>
          <table:table-cell table:number-columns-repeated="14" table:style-name="ce1"/>
          <table:table-cell office:value-type="float" office:value="55" table:style-name="ce1">
            <text:p>55</text:p>
          </table:table-cell>
          <table:table-cell office:value-type="float" office:value="-0.80902499999999999" table:style-name="ce1">
            <text:p>-0.809025</text:p>
          </table:table-cell>
          <table:table-cell office:value-type="float" office:value="55" table:style-name="ce1">
            <text:p>55</text:p>
          </table:table-cell>
          <table:table-cell office:value-type="float" office:value="-0.81328100000000003" table:style-name="ce1">
            <text:p>-0.81328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3025599999999999" table:style-name="ce1">
            <text:p>-0.830256</text:p>
          </table:table-cell>
          <table:table-cell table:number-columns-repeated="14" table:style-name="ce1"/>
          <table:table-cell office:value-type="float" office:value="56" table:style-name="ce1">
            <text:p>56</text:p>
          </table:table-cell>
          <table:table-cell office:value-type="float" office:value="-0.83025599999999999" table:style-name="ce1">
            <text:p>-0.830256</text:p>
          </table:table-cell>
          <table:table-cell office:value-type="float" office:value="56" table:style-name="ce1">
            <text:p>56</text:p>
          </table:table-cell>
          <table:table-cell office:value-type="float" office:value="-0.87380999999999998" table:style-name="ce1">
            <text:p>-0.8738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7865899999999997" table:style-name="ce1">
            <text:p>-0.878659</text:p>
          </table:table-cell>
          <table:table-cell table:number-columns-repeated="14" table:style-name="ce1"/>
          <table:table-cell office:value-type="float" office:value="57" table:style-name="ce1">
            <text:p>57</text:p>
          </table:table-cell>
          <table:table-cell office:value-type="float" office:value="-0.87865899999999997" table:style-name="ce1">
            <text:p>-0.878659</text:p>
          </table:table-cell>
          <table:table-cell office:value-type="float" office:value="57" table:style-name="ce1">
            <text:p>57</text:p>
          </table:table-cell>
          <table:table-cell office:value-type="float" office:value="-0.90108600000000005" table:style-name="ce1">
            <text:p>-0.90108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2779699999999998" table:style-name="ce1">
            <text:p>-0.927797</text:p>
          </table:table-cell>
          <table:table-cell table:number-columns-repeated="14" table:style-name="ce1"/>
          <table:table-cell office:value-type="float" office:value="58" table:style-name="ce1">
            <text:p>58</text:p>
          </table:table-cell>
          <table:table-cell office:value-type="float" office:value="-0.92779699999999998" table:style-name="ce1">
            <text:p>-0.927797</text:p>
          </table:table-cell>
          <table:table-cell office:value-type="float" office:value="58" table:style-name="ce1">
            <text:p>58</text:p>
          </table:table-cell>
          <table:table-cell office:value-type="float" office:value="-0.91779200000000005" table:style-name="ce1">
            <text:p>-0.91779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5082900000000004" table:style-name="ce1">
            <text:p>-0.950829</text:p>
          </table:table-cell>
          <table:table-cell table:number-columns-repeated="14" table:style-name="ce1"/>
          <table:table-cell office:value-type="float" office:value="59" table:style-name="ce1">
            <text:p>59</text:p>
          </table:table-cell>
          <table:table-cell office:value-type="float" office:value="-0.95082900000000004" table:style-name="ce1">
            <text:p>-0.950829</text:p>
          </table:table-cell>
          <table:table-cell office:value-type="float" office:value="59" table:style-name="ce1">
            <text:p>59</text:p>
          </table:table-cell>
          <table:table-cell office:value-type="float" office:value="-0.94661099999999998" table:style-name="ce1">
            <text:p>-0.94661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5649799999999996" table:style-name="ce1">
            <text:p>-0.956498</text:p>
          </table:table-cell>
          <table:table-cell table:number-columns-repeated="14" table:style-name="ce1"/>
          <table:table-cell office:value-type="float" office:value="60" table:style-name="ce1">
            <text:p>60</text:p>
          </table:table-cell>
          <table:table-cell office:value-type="float" office:value="-0.95649799999999996" table:style-name="ce1">
            <text:p>-0.956498</text:p>
          </table:table-cell>
          <table:table-cell office:value-type="float" office:value="60" table:style-name="ce1">
            <text:p>60</text:p>
          </table:table-cell>
          <table:table-cell office:value-type="float" office:value="-0.982348" table:style-name="ce1">
            <text:p>-0.98234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7228199999999998" table:style-name="ce1">
            <text:p>-0.972282</text:p>
          </table:table-cell>
          <table:table-cell table:number-columns-repeated="14" table:style-name="ce1"/>
          <table:table-cell office:value-type="float" office:value="61" table:style-name="ce1">
            <text:p>61</text:p>
          </table:table-cell>
          <table:table-cell office:value-type="float" office:value="-0.97228199999999998" table:style-name="ce1">
            <text:p>-0.972282</text:p>
          </table:table-cell>
          <table:table-cell office:value-type="float" office:value="61" table:style-name="ce1">
            <text:p>61</text:p>
          </table:table-cell>
          <table:table-cell office:value-type="float" office:value="-0.99812800000000002" table:style-name="ce1">
            <text:p>-0.99812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8983200000000005" table:style-name="ce1">
            <text:p>-0.989832</text:p>
          </table:table-cell>
          <table:table-cell table:number-columns-repeated="14" table:style-name="ce1"/>
          <table:table-cell office:value-type="float" office:value="62" table:style-name="ce1">
            <text:p>62</text:p>
          </table:table-cell>
          <table:table-cell office:value-type="float" office:value="-0.98983200000000005" table:style-name="ce1">
            <text:p>-0.989832</text:p>
          </table:table-cell>
          <table:table-cell office:value-type="float" office:value="62" table:style-name="ce1">
            <text:p>62</text:p>
          </table:table-cell>
          <table:table-cell office:value-type="float" office:value="-1.001452" table:style-name="ce1">
            <text:p>-1.00145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9956299999999998" table:style-name="ce1">
            <text:p>-0.999563</text:p>
          </table:table-cell>
          <table:table-cell table:number-columns-repeated="14" table:style-name="ce1"/>
          <table:table-cell office:value-type="float" office:value="63" table:style-name="ce1">
            <text:p>63</text:p>
          </table:table-cell>
          <table:table-cell office:value-type="float" office:value="-0.99956299999999998" table:style-name="ce1">
            <text:p>-0.999563</text:p>
          </table:table-cell>
          <table:table-cell office:value-type="float" office:value="63" table:style-name="ce1">
            <text:p>63</text:p>
          </table:table-cell>
          <table:table-cell office:value-type="float" office:value="-1.0001370000000001" table:style-name="ce1">
            <text:p>-1.00013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9616300000000002" table:style-name="ce1">
            <text:p>-0.996163</text:p>
          </table:table-cell>
          <table:table-cell table:number-columns-repeated="14" table:style-name="ce1"/>
          <table:table-cell office:value-type="float" office:value="64" table:style-name="ce1">
            <text:p>64</text:p>
          </table:table-cell>
          <table:table-cell office:value-type="float" office:value="-0.99616300000000002" table:style-name="ce1">
            <text:p>-0.996163</text:p>
          </table:table-cell>
          <table:table-cell office:value-type="float" office:value="64" table:style-name="ce1">
            <text:p>64</text:p>
          </table:table-cell>
          <table:table-cell office:value-type="float" office:value="-1.0008999999999999" table:style-name="ce1">
            <text:p>-1.000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8149900000000001" table:style-name="ce1">
            <text:p>-0.981499</text:p>
          </table:table-cell>
          <table:table-cell table:number-columns-repeated="14" table:style-name="ce1"/>
          <table:table-cell office:value-type="float" office:value="65" table:style-name="ce1">
            <text:p>65</text:p>
          </table:table-cell>
          <table:table-cell office:value-type="float" office:value="-0.98149900000000001" table:style-name="ce1">
            <text:p>-0.981499</text:p>
          </table:table-cell>
          <table:table-cell office:value-type="float" office:value="65" table:style-name="ce1">
            <text:p>65</text:p>
          </table:table-cell>
          <table:table-cell office:value-type="float" office:value="-1.000883" table:style-name="ce1">
            <text:p>-1.000883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6358100000000002" table:style-name="ce1">
            <text:p>-0.963581</text:p>
          </table:table-cell>
          <table:table-cell table:number-columns-repeated="14" table:style-name="ce1"/>
          <table:table-cell office:value-type="float" office:value="66" table:style-name="ce1">
            <text:p>66</text:p>
          </table:table-cell>
          <table:table-cell office:value-type="float" office:value="-0.96358100000000002" table:style-name="ce1">
            <text:p>-0.963581</text:p>
          </table:table-cell>
          <table:table-cell office:value-type="float" office:value="66" table:style-name="ce1">
            <text:p>66</text:p>
          </table:table-cell>
          <table:table-cell office:value-type="float" office:value="-0.99231499999999995" table:style-name="ce1">
            <text:p>-0.99231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5219699999999996" table:style-name="ce1">
            <text:p>-0.952197</text:p>
          </table:table-cell>
          <table:table-cell table:number-columns-repeated="14" table:style-name="ce1"/>
          <table:table-cell office:value-type="float" office:value="67" table:style-name="ce1">
            <text:p>67</text:p>
          </table:table-cell>
          <table:table-cell office:value-type="float" office:value="-0.95219699999999996" table:style-name="ce1">
            <text:p>-0.952197</text:p>
          </table:table-cell>
          <table:table-cell office:value-type="float" office:value="67" table:style-name="ce1">
            <text:p>67</text:p>
          </table:table-cell>
          <table:table-cell office:value-type="float" office:value="-0.96738599999999997" table:style-name="ce1">
            <text:p>-0.96738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4388499999999997" table:style-name="ce1">
            <text:p>-0.943885</text:p>
          </table:table-cell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-0.94388499999999997" table:style-name="ce1">
            <text:p>-0.943885</text:p>
          </table:table-cell>
          <table:table-cell office:value-type="float" office:value="68" table:style-name="ce1">
            <text:p>68</text:p>
          </table:table-cell>
          <table:table-cell office:value-type="float" office:value="-0.92933299999999996" table:style-name="ce1">
            <text:p>-0.929333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0506399999999998" table:style-name="ce1">
            <text:p>-0.905064</text:p>
          </table:table-cell>
          <table:table-cell table:number-columns-repeated="14" table:style-name="ce1"/>
          <table:table-cell office:value-type="float" office:value="69" table:style-name="ce1">
            <text:p>69</text:p>
          </table:table-cell>
          <table:table-cell office:value-type="float" office:value="-0.90506399999999998" table:style-name="ce1">
            <text:p>-0.905064</text:p>
          </table:table-cell>
          <table:table-cell office:value-type="float" office:value="69" table:style-name="ce1">
            <text:p>69</text:p>
          </table:table-cell>
          <table:table-cell office:value-type="float" office:value="-0.909416" table:style-name="ce1">
            <text:p>-0.90941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5259600000000002" table:style-name="ce1">
            <text:p>-0.852596</text:p>
          </table:table-cell>
          <table:table-cell table:number-columns-repeated="14" table:style-name="ce1"/>
          <table:table-cell office:value-type="float" office:value="70" table:style-name="ce1">
            <text:p>70</text:p>
          </table:table-cell>
          <table:table-cell office:value-type="float" office:value="-0.85259600000000002" table:style-name="ce1">
            <text:p>-0.852596</text:p>
          </table:table-cell>
          <table:table-cell office:value-type="float" office:value="70" table:style-name="ce1">
            <text:p>70</text:p>
          </table:table-cell>
          <table:table-cell office:value-type="float" office:value="-0.89026700000000003" table:style-name="ce1">
            <text:p>-0.89026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1513899999999995" table:style-name="ce1">
            <text:p>-0.815139</text:p>
          </table:table-cell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-0.81513899999999995" table:style-name="ce1">
            <text:p>-0.815139</text:p>
          </table:table-cell>
          <table:table-cell office:value-type="float" office:value="71" table:style-name="ce1">
            <text:p>71</text:p>
          </table:table-cell>
          <table:table-cell office:value-type="float" office:value="-0.84920899999999999" table:style-name="ce1">
            <text:p>-0.84920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0271700000000001" table:style-name="ce1">
            <text:p>-0.802717</text:p>
          </table:table-cell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-0.80271700000000001" table:style-name="ce1">
            <text:p>-0.802717</text:p>
          </table:table-cell>
          <table:table-cell office:value-type="float" office:value="72" table:style-name="ce1">
            <text:p>72</text:p>
          </table:table-cell>
          <table:table-cell office:value-type="float" office:value="-0.77576800000000001" table:style-name="ce1">
            <text:p>-0.77576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74886900000000001" table:style-name="ce1">
            <text:p>-0.748869</text:p>
          </table:table-cell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-0.74886900000000001" table:style-name="ce1">
            <text:p>-0.748869</text:p>
          </table:table-cell>
          <table:table-cell office:value-type="float" office:value="73" table:style-name="ce1">
            <text:p>73</text:p>
          </table:table-cell>
          <table:table-cell office:value-type="float" office:value="-0.73292100000000004" table:style-name="ce1">
            <text:p>-0.73292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66749199999999997" table:style-name="ce1">
            <text:p>-0.667492</text:p>
          </table:table-cell>
          <table:table-cell table:number-columns-repeated="14" table:style-name="ce1"/>
          <table:table-cell office:value-type="float" office:value="74" table:style-name="ce1">
            <text:p>74</text:p>
          </table:table-cell>
          <table:table-cell office:value-type="float" office:value="-0.66749199999999997" table:style-name="ce1">
            <text:p>-0.667492</text:p>
          </table:table-cell>
          <table:table-cell office:value-type="float" office:value="74" table:style-name="ce1">
            <text:p>74</text:p>
          </table:table-cell>
          <table:table-cell office:value-type="float" office:value="-0.70421" table:style-name="ce1">
            <text:p>-0.7042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60303499999999999" table:style-name="ce1">
            <text:p>-0.603035</text:p>
          </table:table-cell>
          <table:table-cell table:number-columns-repeated="14" table:style-name="ce1"/>
          <table:table-cell office:value-type="float" office:value="75" table:style-name="ce1">
            <text:p>75</text:p>
          </table:table-cell>
          <table:table-cell office:value-type="float" office:value="-0.60303499999999999" table:style-name="ce1">
            <text:p>-0.603035</text:p>
          </table:table-cell>
          <table:table-cell office:value-type="float" office:value="75" table:style-name="ce1">
            <text:p>75</text:p>
          </table:table-cell>
          <table:table-cell office:value-type="float" office:value="-0.65431399999999995" table:style-name="ce1">
            <text:p>-0.65431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58428800000000003" table:style-name="ce1">
            <text:p>-0.584288</text:p>
          </table:table-cell>
          <table:table-cell table:number-columns-repeated="14" table:style-name="ce1"/>
          <table:table-cell office:value-type="float" office:value="76" table:style-name="ce1">
            <text:p>76</text:p>
          </table:table-cell>
          <table:table-cell office:value-type="float" office:value="-0.58428800000000003" table:style-name="ce1">
            <text:p>-0.584288</text:p>
          </table:table-cell>
          <table:table-cell office:value-type="float" office:value="76" table:style-name="ce1">
            <text:p>76</text:p>
          </table:table-cell>
          <table:table-cell office:value-type="float" office:value="-0.58428800000000003" table:style-name="ce1">
            <text:p>-0.58428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52564999999999995" table:style-name="ce1">
            <text:p>-0.52565</text:p>
          </table:table-cell>
          <table:table-cell table:number-columns-repeated="14" table:style-name="ce1"/>
          <table:table-cell office:value-type="float" office:value="77" table:style-name="ce1">
            <text:p>77</text:p>
          </table:table-cell>
          <table:table-cell office:value-type="float" office:value="-0.52564999999999995" table:style-name="ce1">
            <text:p>-0.52565</text:p>
          </table:table-cell>
          <table:table-cell office:value-type="float" office:value="77" table:style-name="ce1">
            <text:p>77</text:p>
          </table:table-cell>
          <table:table-cell office:value-type="float" office:value="-0.52564999999999995" table:style-name="ce1">
            <text:p>-0.5256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42486699999999999" table:style-name="ce1">
            <text:p>-0.424867</text:p>
          </table:table-cell>
          <table:table-cell table:number-columns-repeated="14" table:style-name="ce1"/>
          <table:table-cell office:value-type="float" office:value="78" table:style-name="ce1">
            <text:p>78</text:p>
          </table:table-cell>
          <table:table-cell office:value-type="float" office:value="-0.42486699999999999" table:style-name="ce1">
            <text:p>-0.424867</text:p>
          </table:table-cell>
          <table:table-cell office:value-type="float" office:value="78" table:style-name="ce1">
            <text:p>78</text:p>
          </table:table-cell>
          <table:table-cell office:value-type="float" office:value="-0.42486699999999999" table:style-name="ce1">
            <text:p>-0.42486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33698899999999998" table:style-name="ce1">
            <text:p>-0.336989</text:p>
          </table:table-cell>
          <table:table-cell table:number-columns-repeated="14" table:style-name="ce1"/>
          <table:table-cell office:value-type="float" office:value="79" table:style-name="ce1">
            <text:p>79</text:p>
          </table:table-cell>
          <table:table-cell office:value-type="float" office:value="-0.33698899999999998" table:style-name="ce1">
            <text:p>-0.336989</text:p>
          </table:table-cell>
          <table:table-cell office:value-type="float" office:value="79" table:style-name="ce1">
            <text:p>79</text:p>
          </table:table-cell>
          <table:table-cell office:value-type="float" office:value="-0.33698899999999998" table:style-name="ce1">
            <text:p>-0.33698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30812299999999998" table:style-name="ce1">
            <text:p>-0.308123</text:p>
          </table:table-cell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-0.30812299999999998" table:style-name="ce1">
            <text:p>-0.308123</text:p>
          </table:table-cell>
          <table:table-cell office:value-type="float" office:value="80" table:style-name="ce1">
            <text:p>80</text:p>
          </table:table-cell>
          <table:table-cell office:value-type="float" office:value="-0.30812299999999998" table:style-name="ce1">
            <text:p>-0.308123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25417600000000001" table:style-name="ce1">
            <text:p>-0.254176</text:p>
          </table:table-cell>
          <table:table-cell table:number-columns-repeated="14" table:style-name="ce1"/>
          <table:table-cell office:value-type="float" office:value="81" table:style-name="ce1">
            <text:p>81</text:p>
          </table:table-cell>
          <table:table-cell office:value-type="float" office:value="-0.25417600000000001" table:style-name="ce1">
            <text:p>-0.254176</text:p>
          </table:table-cell>
          <table:table-cell office:value-type="float" office:value="81" table:style-name="ce1">
            <text:p>81</text:p>
          </table:table-cell>
          <table:table-cell office:value-type="float" office:value="-0.25417600000000001" table:style-name="ce1">
            <text:p>-0.25417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145847" table:style-name="ce1">
            <text:p>-0.145847</text:p>
          </table:table-cell>
          <table:table-cell table:number-columns-repeated="14" table:style-name="ce1"/>
          <table:table-cell office:value-type="float" office:value="82" table:style-name="ce1">
            <text:p>82</text:p>
          </table:table-cell>
          <table:table-cell office:value-type="float" office:value="-0.145847" table:style-name="ce1">
            <text:p>-0.145847</text:p>
          </table:table-cell>
          <table:table-cell office:value-type="float" office:value="82" table:style-name="ce1">
            <text:p>82</text:p>
          </table:table-cell>
          <table:table-cell office:value-type="float" office:value="-0.145847" table:style-name="ce1">
            <text:p>-0.14584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4.2306999999999997E-2" table:style-name="ce1">
            <text:p>-0.042307</text:p>
          </table:table-cell>
          <table:table-cell table:number-columns-repeated="14" table:style-name="ce1"/>
          <table:table-cell office:value-type="float" office:value="83" table:style-name="ce1">
            <text:p>83</text:p>
          </table:table-cell>
          <table:table-cell office:value-type="float" office:value="-4.2306999999999997E-2" table:style-name="ce1">
            <text:p>-0.042307</text:p>
          </table:table-cell>
          <table:table-cell office:value-type="float" office:value="83" table:style-name="ce1">
            <text:p>83</text:p>
          </table:table-cell>
          <table:table-cell office:value-type="float" office:value="-4.2306999999999997E-2" table:style-name="ce1">
            <text:p>-0.04230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1.11E-4" table:style-name="ce1">
            <text:p>-0.000111</text:p>
          </table:table-cell>
          <table:table-cell table:number-columns-repeated="14" table:style-name="ce1"/>
          <table:table-cell office:value-type="float" office:value="84" table:style-name="ce1">
            <text:p>84</text:p>
          </table:table-cell>
          <table:table-cell office:value-type="float" office:value="-1.11E-4" table:style-name="ce1">
            <text:p>-0.000111</text:p>
          </table:table-cell>
          <table:table-cell office:value-type="float" office:value="84" table:style-name="ce1">
            <text:p>84</text:p>
          </table:table-cell>
          <table:table-cell office:value-type="float" office:value="-1.11E-4" table:style-name="ce1">
            <text:p>-0.000111</text:p>
          </table:table-cell>
          <table:table-cell table:number-columns-repeated="16364"/>
        </table:table-row>
        <table:table-row table:number-rows-repeated="104849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lad Meșco</meta:initial-creator>
    <dc:creator>Vlad Meșco</dc:creator>
    <meta:creation-date>2015-10-23T10:36:30Z</meta:creation-date>
    <dc:date>2015-10-23T13:00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7.1344881889764pt" svg:width="361.8807874015748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A$1:.$A$21" chart:class="chart:line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4.447874015748pt" svg:width="361.8807874015748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1:.$B$84" chart:class="chart:line" chart:attached-axis="primary-y" chart:style-name="G0S0">
            <chart:data-point chart:repeated="8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1.7613385826772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C$1:.$C$10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20.8956692913386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D$1:.$D$24" chart:class="chart:line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